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CEPRhythm-Wide" svg:font-family="CCEPRhythm-Wide, Helvetica, Arial, sans-serif"/>
    <style:font-face style:name="OpenSymbol" svg:font-family="OpenSymbol"/>
    <style:font-face style:name="sans-serif" svg:font-family="sans-serif"/>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7389in" fo:margin-left="-0.0208in" fo:margin-right="-0.025in" table:align="margins" style:writing-mode="lr-tb"/>
    </style:style>
    <style:style style:name="Tabelle1.A" style:family="table-column">
      <style:table-column-properties style:column-width="2.9757in" style:rel-column-width="4285*"/>
    </style:style>
    <style:style style:name="Tabelle1.B" style:family="table-column">
      <style:table-column-properties style:column-width="3.7632in" style:rel-column-width="5419*"/>
    </style:style>
    <style:style style:name="Tabelle1.1" style:family="table-row">
      <style:table-row-properties style:min-row-height="0.2097in" style:keep-together="true" fo:keep-together="auto"/>
    </style:style>
    <style:style style:name="Tabelle1.A1" style:family="table-cell">
      <style:table-cell-properties style:vertical-align="" fo:padding-left="0.0208in" fo:padding-right="0.0208in" fo:padding-top="0in" fo:padding-bottom="0in" fo:border="none"/>
    </style:style>
    <style:style style:name="Tabelle1.B1" style:family="table-cell">
      <style:table-cell-properties style:vertical-align="bottom" fo:padding-left="0.0208in" fo:padding-right="0.0208in" fo:padding-top="0in" fo:padding-bottom="0in" fo:border="none"/>
    </style:style>
    <style:style style:name="Tabelle1.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style:tab-stops>
          <style:tab-stop style:position="3.2209in"/>
        </style:tab-stops>
      </style:paragraph-properties>
    </style:style>
    <style:style style:name="P5" style:family="paragraph" style:parent-style-name="Standard" style:list-style-name="">
      <style:paragraph-properties fo:text-align="start" style:justify-single-word="false" style:text-autospace="none"/>
    </style:style>
    <style:style style:name="P6" style:family="paragraph" style:parent-style-name="Standard">
      <style:paragraph-properties fo:break-before="page"/>
    </style:style>
    <style:style style:name="P7" style:family="paragraph" style:parent-style-name="Text_20_body">
      <style:text-properties fo:font-style="italic" style:font-style-asian="italic" style:font-style-complex="italic"/>
    </style:style>
    <style:style style:name="P8"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p text:style-name="P6">Rollen:</text:p>
      <text:p text:style-name="P3"/>
      <table:table table:name="Tabelle1" table:style-name="Tabelle1">
        <table:table-column table:style-name="Tabelle1.A"/>
        <table:table-column table:style-name="Tabelle1.B"/>
        <table:table-row table:style-name="Tabelle1.1">
          <table:table-cell table:style-name="Tabelle1.A1" office:value-type="string">
            <text:p text:style-name="P5">CC. R. MacNAMARA </text:p>
          </table:table-cell>
          <table:table-cell table:style-name="Tabelle1.B1" office:value-type="string">
            <text:p text:style-name="P5">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Tabelle1.2">
          <table:table-cell table:style-name="Tabelle1.A1" office:value-type="string">
            <text:p text:style-name="P5">OTTO LUDWIG PIFFL</text:p>
          </table:table-cell>
          <table:table-cell table:style-name="Tabelle1.B1" office:value-type="string">
            <text:p text:style-name="P5">Ein junger Kommunist voller Ideale, der den Kaptitalismus verachtet und selbst in Askese lebt. Ein linker Revoluzzer.</text:p>
          </table:table-cell>
        </table:table-row>
        <table:table-row table:style-name="Tabelle1.2">
          <table:table-cell table:style-name="Tabelle1.A1" office:value-type="string">
            <text:p text:style-name="P5">SCARLETT HAZELTINE</text:p>
          </table:table-cell>
          <table:table-cell table:style-name="Tabelle1.B1" office:value-type="string">
            <text:p text:style-name="P5">Eine junge Amerikanerin, auf Luxus und Äußerlichkeit aus. Mäßig gebildet und interessiert, außer an Männern und der Liebe.</text:p>
          </table:table-cell>
        </table:table-row>
        <table:table-row table:style-name="Tabelle1.2">
          <table:table-cell table:style-name="Tabelle1.A1" office:value-type="string">
            <text:p text:style-name="P5">PHYLLIS MacNAMARA</text:p>
          </table:table-cell>
          <table:table-cell table:style-name="Tabelle1.B1" office:value-type="string">
            <text:p text:style-name="P5">MacNamaras Frau, eine gebildete Dame, die ihren Gatten völlig durchschaut und auch von seinen Affären weiß.</text:p>
          </table:table-cell>
        </table:table-row>
        <table:table-row table:style-name="Tabelle1.2">
          <table:table-cell table:style-name="Tabelle1.A1" office:value-type="string">
            <text:p text:style-name="P5">SCHLEMMER</text:p>
          </table:table-cell>
          <table:table-cell table:style-name="Tabelle1.B1" office:value-type="string">
            <text:p text:style-name="P5">Der gewissenhafte und sehr obrigkeitshörige Sekretär MacNamaras. Ein Nazi-Mitläufer und nun angepasster Amerikafreund. </text:p>
          </table:table-cell>
        </table:table-row>
        <table:table-row table:style-name="Tabelle1.2">
          <table:table-cell table:style-name="Tabelle1.A1" office:value-type="string">
            <text:p text:style-name="P5">INGEBORG</text:p>
          </table:table-cell>
          <table:table-cell table:style-name="Tabelle1.B1" office:value-type="string">
            <text:p text:style-name="P5">MacNamaras Stenografin und Affäre. Hübsch, durchtrieben und konsumorientiert. Lässt sich von MacNamara aushalten.</text:p>
          </table:table-cell>
        </table:table-row>
        <table:table-row table:style-name="Tabelle1.2">
          <table:table-cell table:style-name="Tabelle1.A1" office:value-type="string">
            <text:p text:style-name="P5">WENDELL P. HAZELTINE</text:p>
          </table:table-cell>
          <table:table-cell table:style-name="Tabelle1.B1" office:value-type="string">
            <text:p text:style-name="P5">MacNamaras Chef in der Coca-Cola-Zentrale in Atlanta, Giorgia, und Vater von Scarlett. Gutmütiger aber strikter Geschäftsmann mit evangelikalen Werten.</text:p>
          </table:table-cell>
        </table:table-row>
        <table:table-row table:style-name="Tabelle1.2">
          <table:table-cell table:style-name="Tabelle1.A1" office:value-type="string">
            <text:p text:style-name="P5">FRAU HAZELTINE</text:p>
          </table:table-cell>
          <table:table-cell table:style-name="Tabelle1.B1" office:value-type="string">
            <text:p text:style-name="P5">Wendells Frau und Mutter von Scarlett. Besorgt um ihre Tochter und deren Lebenswandel, envangelikal und reich ausgestattet mit Luxusgütern.</text:p>
          </table:table-cell>
        </table:table-row>
        <table:table-row table:style-name="Tabelle1.2">
          <table:table-cell table:style-name="Tabelle1.A1" office:value-type="string">
            <text:p text:style-name="P5">PERIPETCHIKOFF</text:p>
          </table:table-cell>
          <table:table-cell table:style-name="Tabelle1.B1" office:value-type="string">
            <text:p text:style-name="P5">Einer von drei russischen Agenten, die hinter dem Coca-Cola-Rezept her sind.</text:p>
          </table:table-cell>
        </table:table-row>
        <table:table-row table:style-name="Tabelle1.2">
          <table:table-cell table:style-name="Tabelle1.A1" office:value-type="string">
            <text:p text:style-name="P5">BORODENKO</text:p>
          </table:table-cell>
          <table:table-cell table:style-name="Tabelle1.B1" office:value-type="string">
            <text:p text:style-name="P5">Ein zweiter der Agenten, kennt sich mit russischer Technik aus.</text:p>
          </table:table-cell>
        </table:table-row>
        <table:table-row table:style-name="Tabelle1.2">
          <table:table-cell table:style-name="Tabelle1.A1" office:value-type="string">
            <text:p text:style-name="P5">MISHKIN</text:p>
          </table:table-cell>
          <table:table-cell table:style-name="Tabelle1.B1" office:value-type="string">
            <text:p text:style-name="P5">Der dritte der Agenten, der die anderen beiden beobachtet.</text:p>
          </table:table-cell>
        </table:table-row>
        <table:table-row table:style-name="Tabelle1.2">
          <table:table-cell table:style-name="Tabelle1.A1" office:value-type="string">
            <text:p text:style-name="P5">FRITZ</text:p>
          </table:table-cell>
          <table:table-cell table:style-name="Tabelle1.B1" office:value-type="string">
            <text:p text:style-name="P5">MacNamaras Fahrer, extrem zuvorkommend und korrekt.</text:p>
          </table:table-cell>
        </table:table-row>
        <table:table-row table:style-name="Tabelle1.2">
          <table:table-cell table:style-name="Tabelle1.A1" office:value-type="string">
            <text:p text:style-name="P5">GRAF von DROSTE-SCHATTENBURG</text:p>
          </table:table-cell>
          <table:table-cell table:style-name="Tabelle1.B1" office:value-type="string">
            <text:p text:style-name="P5">Ein Mann von Adel, mit äußerst guten Manieren, feiner Garderobe und voller Stolz, aber völlig verarmt. Arbeitet als Klomann in einem Edelhotel.</text:p>
          </table:table-cell>
        </table:table-row>
        <table:table-row table:style-name="Tabelle1.2">
          <table:table-cell table:style-name="Tabelle1.A1" office:value-type="string">
            <text:p text:style-name="P5">DR. BAUER</text:p>
          </table:table-cell>
          <table:table-cell table:style-name="Tabelle1.B1" office:value-type="string">
            <text:p text:style-name="P5">Arzt und Wagner-Fan.</text:p>
          </table:table-cell>
        </table:table-row>
        <table:table-row table:style-name="Tabelle1.2">
          <table:table-cell table:style-name="Tabelle1.A1" office:value-type="string">
            <text:p text:style-name="P5">JOURNALIST</text:p>
          </table:table-cell>
          <table:table-cell table:style-name="Tabelle1.B1" office:value-type="string">
            <text:p text:style-name="P5">Kriegsgewinnler. War Obersturmbannführer der SS und konnte dies bislang verheimlichen. </text:p>
          </table:table-cell>
        </table:table-row>
      </table:table>
      <text:p text:style-name="P3"/>
      <text:p text:style-name="Standard">Weitere Rollen:</text:p>
      <text:p text:style-name="Standard">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6"/>
      <text:p text:style-name="Standard"/>
      <text:p text:style-name="Standard"><draw:frame draw:style-name="fr1" draw:name="Objekt1" text:anchor-type="paragraph" svg:width="5.4346in" svg:height="4.7457in" draw:z-index="0"><draw:object xlink:href="./Object 1" xlink:type="simple" xlink:show="embed" xlink:actuate="onLoad"/><draw:image xlink:href="./ObjectReplacements/Object 1" xlink:type="simple" xlink:show="embed" xlink:actuate="onLoad"/></draw:frame></text:p>
      <text:h text:style-name="P8"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ein Käfer. Das hier ist ja ein richtiges Auto, nur halt klein... Okay, ich schau mal, ob ich was interessantes hier entdecke.</text:p>
      <text:p text:style-name="Text_20_body">[Dreht die Zeitung wieder und schlägt sie auf]</text:p>
      <text:p text:style-name="Text_20_body">Aaalso.. Berliner Zeitung von... ja, heute, 1959. Was ist denn so los in der Welt? </text:p>
      <text:p text:style-name="P7">2,9 Milliarden Menschen leben auf dem Planeten.<text:line-break/><text:span text:style-name="T1">Wir wären schon weit über 3 Milliarden, hätten wir nicht so viel Kriege gehabt in den letzten 45 Jahren. Sogar zwei Weltkriege! </text:span></text:p>
      <text:p text:style-name="P7"><text:span text:style-name="T1">Was gibt es so im Bereich Kultur? Ah... hier: <text:line-break/></text:span>In New York City hat der Film Ben Hur Premiere. In den USA wird die erste Folge der Fernsehserie Bonanza ausgestrahlt. Mattel stellt die erste Barbie-Puppe vor! <text:line-break/><text:span text:style-name="T1">Also, es geht doch voran! Das ist doch schön...</text:span></text:p>
      <text:p text:style-name="P7">Der Geochemiker Charles Keeling hockt seit letztem Jahr auf einem hawaiianischen Vulkan und misst den Kohlendioxid-Gehalt der Atmosphäre. Dabei fällt ihm auf, dass der Gehalt stetig steigt und er stützt damit eine Theorie von 1895, demnach durch Verbrennung fossiler Energieträger der Kohlendioxidgehalt der Atmosphäre ansteigen, es dadurch zu einem Temperaturanstieg kommen könne. <text:line-break/><text:span text:style-name="T1">So ein Quatsch. 1895! Das hätte man doch längst gemerkt...!</text:span></text:p>
      <text:p text:style-name="P7"><text:span text:style-name="T1">Apropos Hawaii: <text:line-break/></text:span>Hawaii <text:s/>und Alaska werden der 49. und 50. Bundesstaat der USA.</text:p>
      <text:p text:style-name="Text_20_body"><text:span text:style-name="T1">[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Da hockt der auf <text:s/>'nem Vulkan und misst Kohlendioxid...pffft..</text:span></text:p>
      <text:p text:style-name="Text_20_body"><text:span text:style-name="T1">[wechselt jetzt zwischen Schreibtisch, wo er sich über die Zeitung beugt und liest, und Karte]</text:span></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hier haben sie auch nur die Prominenten gehängt... all die kleinen Mitläufer, die die Schweiner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text:soft-pag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was machen die Sowjets nu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Text_20_body"><text:span text:style-name="T1">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span></text:p>
      <text:p text:style-name="Text_20_body"><text:span text:style-name="T1">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span></text:p>
      <text:p text:style-name="Text_20_body"><text:span text:style-name="T1">Irgendwie habe ich das Gefühl, dass die Deutschen immer die Finger mit im Spiel haben, aber nie zu ihren Gunsten... und auch niemals zu irgendjemandes Gunsten.</text:span></text:p>
      <text:p text:style-name="Text_20_body"><text:soft-page-break/><text:span text:style-name="T1"/></text:p>
      <text:p text:style-name="Text_20_body"><text:span text:style-name="T1">Gut, schauen wir doch mal nach Deutsch</text:span>land... [blättert um] ah, hier, ja klar, hätte man sich schon denken können: Ist gespalten! Schon seit 10 Jahren. Die Sowi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Berlin:</text:p>
      <text:p text:style-name="Text_20_body"><text:span text:style-name="T2">Willy Brandt wieder zum Regierenden Bürgermeister gewählt</text:span><text:line-break/>Ach der, der heißt doch eigentlich Herbert Frahm. Willy Brandt ist nur ein Deckname, weil er gegen die Nazis im Untergrund aktiv war. Der ist krass, der Typ, in zehn Jahren wird er Bundeskanzler und dann fällt er in Warschau auf die Knie, um Vergebung für die deutschen Verbrechen zu erbitten. Ganz integrer Mann.</text:p>
      <text:p text:style-name="Text_20_body">06.03.<text:tab/>Der amerikanische Verteidigungsminister Neil H. McElroy erklärt vor Journalisten, daß es kaum möglich sein werde, um Berlin einen »begrenzten Krieg« zu führen, da es für den Westen unvermeidbar wäre, mit sowjetischen Streitkräften zusammenzustoßen.</text:p>
      <text:p text:style-name="Text_20_body">12. 04.<text:tab/>Die Grunewaldkirche, die 1943 durch eine Luftmine zerstört und in den Jahren 1956 bis 1959 wieder hergestellt wurde, wird wieder eingeweiht.</text:p>
      <text:p text:style-name="Text_20_body">22. 04.<text:tab/>Auf dem Gelände der 1931 erbauten, in der »Reichskristallnacht« und später durch Bomben zerstörten Synagoge wird am Fraenkelufer 10-16 (Kreuzberg) die neuerbaute Synagoge feierlich eingeweiht.</text:p>
      <text:p text:style-name="Text_20_body">11. 05.<text:tab/>Vom 11. Mai bis 22. Juni und vom 13. Juli bis 5. August findet die Genfer Außenministerkonferenz statt. Die vier Großmächte berieten über die Wiedervereinigung Deutschlands und die Berlin-Frage. Das Treffen blieb erfolglos.</text:p>
      <text:p text:style-name="Text_20_body">23. 05.<text:tab/>Der Landesparteitag der Berliner SPD wählt Willy Brandt wieder zum Landesvorsitzenden.</text:p>
      <text:p text:style-name="Text_20_body">27. 05.<text:tab/>Der Tag für das Auslaufen des Berlin-Ultimatums der Sowjetunion vom 27. November 1958 verstreicht ohne Zwischenfälle. Seit 11. Mai verhandelten die vier Großmächte im Rahmen der Genfer Außenministerkonferenz u.a. über die Berlin-Krise.</text:p>
      <text:p text:style-name="Text_20_body">18. 06.<text:tab/>Das Schloß Bellevue im Tiergarten wird nach seiner Restaurierung als Amtssitz des Bundespräsidenten in Berlin seiner Bestimmung übergeben.</text:p>
      <text:p text:style-name="Text_20_body">05. 07.<text:tab/>Gustav »Bubi« Scholz verteidigt in der Deutschlandhalle am Messedamm (Charlottenburg) mit einem Punktsieg über Hanswerner Wohlers seinen Titel als Box-Europameister im Mittelgewicht.</text:p>
      <text:p text:style-name="Text_20_body">11. 07.<text:tab/>In Berlin wird mit 37,8°C im Schatten der heißeste Tag seit 1830 registriert.</text:p>
      <text:p text:style-name="Text_20_body">21. 07.<text:tab/>Zur Kontrolle der Geschwindigkeitsbegrenzung setzt die Berliner Verkehrspolizei erstmals ein neues, mit einem Photoapparat gekoppeltes mobiles Radargerät ein.</text:p>
      <text:p text:style-name="Text_20_body">16. 08.<text:tab/>Das Meteorologische Institut der Freien Universität Berlin registriert die höchsten Niederschlagsmengen seit über 100 Jahren. Im Gebiet um das Riemeisterfenn an der Krummen Lanke wurden bis zu 210 l/m² gemessen.</text:p>
      <text:p text:style-name="Text_20_body"><text:soft-page-break/>04. 10.<text:tab/>Im Rahmen der Feiern zum 10. Jahrestag der Gründung der DDR erklärt das SED-Politbüromitglied Erich Honecker auf einer Kundgebung auf dem Strausberger Platz (Friedrichshain) den Bau einer Autobahn Berlin - Rostock zum Jugendobjekt.</text:p>
      <text:p text:style-name="Text_20_body">06. 10.<text:tab/>Die Westberliner Polizei entfernt aus den Einrichtungen der Reichsbahn in den Westsektoren die aus Anlaß des 10. Jahrestages der Gründung der DDR dort gehißten Fahnen mit dem Staatswappen der DDR.</text:p>
      <text:p text:style-name="Text_20_body">07. 10.<text:tab/>Als Reaktion auf die neue DDR-Staatsflagge verfügt Bundestagspräsident Eugen Gerstenmaier das Hissen der schwarzrotgoldenen Fahne auf dem Reichstagsgebäude (Tiergarten).</text:p>
      <text:p text:style-name="Text_20_body">07. 10.<text:tab/>Auf mehreren Westberliner S-Bahnhöfen, die der DDR-Reichsbahn unterstellt sind, kommt es zu handgreiflichen Auseinandersetzungen. Die Proteste richteten sich dagegen, daß die Züge wegen des 10. Jahrestages der DDR mit dem DDR-Staatsemblem versehen waren.</text:p>
      <text:p text:style-name="Text_20_body">12. 11.<text:tab/>Die Ostberliner Müllabfuhr mustert die letzten Pferde aus und übergibt sie als »Ehrenpensionäre« dem Tierpark.</text:p>
      <text:p text:style-name="Text_20_body">14. 11.<text:tab/>Durch einen K.-o.-Sieg in der ersten Runde verteidigt der Berliner Gustav (Bubi«) Scholz seinen Titel als Europameister und Deutscher Meister im Mittelgewicht der Berufsboxer gegen den Kölner Peter Müller.</text:p>
      <text:p text:style-name="Text_20_body">22. 11.<text:tab/>Zum erstenmal ist die Figur »Sandmännchen« im Ostberliner Fernsehfunk zu sehen.</text:p>
      <text:p text:style-name="Text_20_body">30. 11.<text:tab/>Die Stadtverordnetenversammlung beschließt den »Siebenjahrplan 1959 bis 1965 der Hauptstadt der Deutschen Demokratischen Republik, Berlin«.</text:p>
      <text:p text:style-name="Text_20_body">05. 12.<text:tab/>Der Boxer Gustav (Bubi«) Scholz verteidigt in der Deutschlandhalle am Funkturm (Charlottenburg) gegen André Drille erfolgreich seinen Europameistertitel im Mittelgewicht.</text:p>
      <text:p text:style-name="Text_20_body">Zwischen 1950 und 1960 galt er neben Max Schmeling als einer der bekanntesten Box-Stars. Nach dem Ende seiner Karriere machte Scholz jedoch oftmals durch seine Alkoholexzesse Schlagzeilen, die darin gipfelten, dass er am Abend des 22. Juli 1984 seine 49-jährige Frau Helga, die er 1955 geheiratet hatte, in der gemeinsamen Berliner Villa erschoss.</text:p>
      <text:p text:style-name="Text_20_body">14. 12.<text:tab/>Bis zum 19. Dezember findet unter dem Thema »Der deutsche Imperialismus und der Zweite Weltkrieg« erstmals eine Tagung der »Kommission der Historiker der DDR und der UdSSR« in Ost-Berlin statt.</text:p>
      <text:p text:style-name="Text_20_body">17. 12.<text:tab/>Der Regierende Bürgermeister Willy Brandt stellt vor dem Abgeordnetenhaus den Anstieg des Produktionsindexes von West-Berlin während des Jahres um 10,9 % fest.</text:p>
      <text:p text:style-name="Text_20_body">Zwischen 1950 und 1960 galt er [Scholz] neben Max Schmeling als einer der bekanntesten Box-Stars. Nach dem Ende seiner Karriere machte Scholz jedoch oftmals durch seine Alkoholexzesse Schlagzeilen, die darin gipfelten, dass er am Abend des 22. Juli 1984 seine 49-jährige Frau Helga, die er 1955 geheiratet hatte, in der gemeinsamen Berliner Villa erschoss.</text:p>
      <text:p text:style-name="Text_20_body">https://de.wikipedia.org/wiki/Berlin-Krise</text:p>
      <text:p text:style-name="Text_20_body"/>
      <text:p text:style-name="Text_20_body">Coca-Cola:</text:p>
      <text:p text:style-name="Text_20_body">Im Jahr 1886 erfand John Stith Pemberton in Atlanta die Formel für Coca-Cola, eigentlich als Mittel gegen Müdigkeit, Kopfschmerzen, Depressionen, Impotenz und Frigidität. Zutaten Kokablatt (englisch coca leaves) und Kolanuss (englisch cola nut)... geil: Kokain und Koffein!!</text:p>
      <text:p text:style-name="Text_20_body">1891 lagen bereits mindestens 200 Berichte über Cocainintoxikationen vor und 13 Todesfälle wurden bekannt. Bis 1903 enthielt ein Liter Coca-Cola etwa 250 Milligramm Kokain. 1914 wurde in den USA der Zusatz von Cocain in Getränken und rezeptfreien Arzneimitteln verboten und für Kokain auch in den europäischen Staaten strenge Suchtgiftbestimmungen erlassen</text:p>
      <text:p text:style-name="Text_20_body"><text:soft-page-break/>Als einige Jahre später auch gekühlte Getränkeautomaten für einen erschwinglichen Preis auf den Markt kamen, wurde ein weiterer Schritt zu diesem Ziel gegangen, indem man an praktisch allen öffentlichen Orten diese Automaten aufstellte. Vor allem Tankstellen waren von großer strategischer Bedeutung. 1929 hatte man ein landesweites Netz mit insgesamt 1,5 Millionen Tankstellen aufgebaut.</text:p>
      <text:p text:style-name="Text_20_body">1933 war das Coca-Cola-Werk in Shanghai der größte Abfüller außerhalb der USA. Darüber hinaus bestanden in China Abfüllbetriebe in Tianjin, Qingdao und Guangzhou. Mit der Gründung der Volksrepublik China 1949 wurde der Konsum von Coca-Cola auf ihrem Gebiet verboten.[26]</text:p>
      <text:p text:style-name="Text_20_body">Von 1898 bis 1919 gehörte die Stadt Qingdao (Tsingtau), als deutsche Kolonie Kiautschou zum Deutschen Reich. Weltweit bekannt ist die Küstenmetropole für ihr Tsingtao-Bier, das seinen Ursprung in der deutschen Kolonialzeit hat.</text:p>
      <text:p text:style-name="Text_20_body">1931 erschien in der Coca-Cola-Werbung zum ersten Mal ein Weihnachtsmann. Dieser war ein freundlicher, dicker, rot bekleideter Mann mit langem, weißem Bart. Zuvor wurde der Weihnachtsmann oft als ein bärtiger, alter Mann mit langem, braunen Pelzmantel und Kapuze gezeichnet, nur selten in der von Coca-Cola verwendeten Gestalt.[25] Daher hat Coca-Cola den roten Weihnachtsmann zwar nicht erfunden, wie oft behauptet wird, aber es trug durch die sehr bekannten Weihnachtswerbespots zur raschen weltweiten Verbreitung dieser Farbgebung bei, so dass inzwischen praktisch alle Weihnachtsmänner Coca-Cola-rot sind.</text:p>
      <text:p text:style-name="Text_20_body">In Deutschland wurde Coca-Cola zuerst 1929 in der „Essener Vertriebsgesellschaft für Naturgetränke“ abgefüllt.</text:p>
      <text:p text:style-name="Text_20_body">In der Zeit nach dem Zweiten Weltkrieg wurde Coca-Cola auch in Deutschland und Österreich als Besatzerbrause bezeichnet</text:p>
      <text:p text:style-name="Text_20_body">Max Schmeling, Geboren: 28. September 1905 in Klein Luckow, Verstorben: 2. Februar 2005 in Hollenstedt, Kampfklasse: Schwergewicht, Erfolge: Weltmeister, Maximilian Adolph Otto Siegfried Schmeling wurde am 28. September 1905 in Klein Luckow geboren. Zwischen 1930 und 1932 war er Weltmeister im Schwergewicht. Bis heute gilt er als einer der bekanntesten Sportler Deutschlands. Bis heute ist Schmeling der einzige Schwergewichts-Weltmeister, der seinen Titel durch eine Disqualifikation seines Gegners erhiel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text:h>
      <text:p text:style-name="Text_20_body">ökdfs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CEPRhythm-Wide" svg:font-family="CCEPRhythm-Wide, Helvetica, Arial, sans-serif"/>
    <style:font-face style:name="OpenSymbol" svg:font-family="OpenSymbol"/>
    <style:font-face style:name="sans-serif" svg:font-family="sans-serif"/>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09T10:24:45.78</dc:date>
    <dc:creator>Jirka Dell'Oro-Friedl</dc:creator>
    <meta:editing-duration>PT23H14M37S</meta:editing-duration>
    <meta:editing-cycles>13</meta:editing-cycles>
    <meta:generator>OpenOffice/4.1.15$Win32 OpenOffice.org_project/4115m2$Build-9813</meta:generator>
    <meta:document-statistic meta:table-count="1" meta:image-count="0" meta:object-count="1" meta:page-count="9" meta:paragraph-count="106" meta:word-count="2644" meta:character-count="180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87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text:p>
          </table:table-cell>
          <table:table-cell table:number-columns-repeated="8"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number-columns-repeated="10"/>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10"/>
        </table:table-row>
        <table:table-row table:style-name="ro4">
          <table:table-cell office:value-type="string">
            <text:p>PHYLLIS MacNAMARA</text:p>
          </table:table-cell>
          <table:table-cell table:number-columns-repeated="10"/>
        </table:table-row>
        <table:table-row table:style-name="ro3">
          <table:table-cell office:value-type="string">
            <text:p>SCHLEMMER</text:p>
          </table:table-cell>
          <table:table-cell table:number-columns-repeated="10"/>
        </table:table-row>
        <table:table-row table:style-name="ro3">
          <table:table-cell office:value-type="string">
            <text:p>INGEBORG</text:p>
          </table:table-cell>
          <table:table-cell table:number-columns-repeated="10"/>
        </table:table-row>
        <table:table-row table:style-name="ro3">
          <table:table-cell office:value-type="string">
            <text:p>WENDELL P, HAZELTINE</text:p>
          </table:table-cell>
          <table:table-cell table:number-columns-repeated="10"/>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10"/>
        </table:table-row>
        <table:table-row table:style-name="ro3">
          <table:table-cell office:value-type="string">
            <text:p>BORODENKO</text:p>
          </table:table-cell>
          <table:table-cell table:number-columns-repeated="10"/>
        </table:table-row>
        <table:table-row table:style-name="ro3">
          <table:table-cell office:value-type="string">
            <text:p>MISHKIN</text:p>
          </table:table-cell>
          <table:table-cell table:number-columns-repeated="10"/>
        </table:table-row>
        <table:table-row table:style-name="ro3">
          <table:table-cell office:value-type="string">
            <text:p>FRITZ</text:p>
          </table:table-cell>
          <table:table-cell table:number-columns-repeated="10"/>
        </table:table-row>
        <table:table-row table:style-name="ro4">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9">02/09/2025</text:date>, <text:time>10:24:45</text:time></text:p>
        </style:region-right>
      </style:header>
      <style:header-left style:display="false"/>
      <style:footer>
        <text:p>Seite <text:page-number>1</text:page-number> / <text:page-count>99</text:page-count></text:p>
      </style:footer>
      <style:footer-left style:display="false"/>
    </style:master-page>
  </office:master-styles>
</office:document-styles>
</file>